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8000" draw:fill-color="#ffffff" draw:textarea-vertical-align="middle" draw:auto-grow-height="false" fo:min-height="1.05cm" fo:min-width="1.3cm"/>
    </style:style>
    <style:style style:name="gr2" style:family="graphic" style:parent-style-name="standard">
      <style:graphic-properties svg:stroke-color="#ff8000" draw:fill-color="#ffffff" draw:textarea-vertical-align="middle" draw:auto-grow-height="false" fo:min-height="1.05cm" fo:min-width="1.1cm"/>
    </style:style>
    <style:style style:name="gr3" style:family="graphic" style:parent-style-name="standard">
      <style:graphic-properties svg:stroke-color="#ff8000" draw:fill-color="#ffffff" draw:textarea-horizontal-align="justify" draw:textarea-vertical-align="middle" draw:auto-grow-height="false" fo:min-height="2.006cm" fo:min-width="6.156cm"/>
    </style:style>
    <style:style style:name="gr4" style:family="graphic" style:parent-style-name="standard">
      <style:graphic-properties svg:stroke-color="#ff8000" draw:fill-color="#ffffff" draw:textarea-horizontal-align="justify" draw:textarea-vertical-align="middle" draw:auto-grow-height="false" fo:min-height="1.826cm" fo:min-width="6.576cm"/>
    </style:style>
    <style:style style:name="gr5" style:family="graphic" style:parent-style-name="standard">
      <style:graphic-properties svg:stroke-color="#ff8000" draw:fill-color="#ffffff" draw:textarea-horizontal-align="justify" draw:textarea-vertical-align="middle" draw:auto-grow-height="false" fo:min-height="1.736cm" fo:min-width="6.486cm"/>
    </style:style>
    <style:style style:name="gr6" style:family="graphic" style:parent-style-name="standard" style:list-style-name="L1">
      <style:graphic-properties svg:stroke-color="#ff8000" draw:fill="solid" draw:fill-color="#ff8000" draw:textarea-horizontal-align="justify" draw:textarea-vertical-align="middle" draw:auto-grow-height="false" fo:min-height="0.65cm" fo:min-width="5.4cm"/>
    </style:style>
    <style:style style:name="gr7" style:family="graphic" style:parent-style-name="standard" style:list-style-name="L1">
      <style:graphic-properties svg:stroke-color="#ff8000" draw:fill-color="#ffffff" draw:textarea-horizontal-align="justify" draw:textarea-vertical-align="middle" draw:auto-grow-height="false" fo:min-height="2.05cm" fo:min-width="5.4cm"/>
    </style:style>
    <style:style style:name="gr8" style:family="graphic" style:parent-style-name="standard" style:list-style-name="L1">
      <style:graphic-properties svg:stroke-color="#ff8000" draw:fill="solid" draw:fill-color="#ff8000" draw:textarea-horizontal-align="justify" draw:textarea-vertical-align="middle" draw:auto-grow-height="false" fo:min-height="0.65cm" fo:min-width="5.4cm"/>
    </style:style>
    <style:style style:name="gr9" style:family="graphic" style:parent-style-name="standard" style:list-style-name="L1">
      <style:graphic-properties svg:stroke-color="#ff8000" draw:fill-color="#ffffff" draw:textarea-horizontal-align="justify" draw:textarea-vertical-align="middle" draw:auto-grow-height="false" fo:min-height="2.05cm" fo:min-width="5.4cm"/>
    </style:style>
    <style:style style:name="gr10" style:family="graphic" style:parent-style-name="standard" style:list-style-name="L1">
      <style:graphic-properties svg:stroke-color="#ff8000" draw:fill="solid" draw:fill-color="#ff8000" draw:textarea-horizontal-align="justify" draw:textarea-vertical-align="middle" draw:auto-grow-height="false" fo:min-height="0.65cm" fo:min-width="5.4cm"/>
    </style:style>
    <style:style style:name="gr11" style:family="graphic" style:parent-style-name="standard" style:list-style-name="L1">
      <style:graphic-properties svg:stroke-color="#ff8000" draw:fill-color="#ffffff" draw:textarea-horizontal-align="justify" draw:textarea-vertical-align="middle" draw:auto-grow-height="false" fo:min-height="2.05cm" fo:min-width="5.4cm"/>
    </style:style>
    <style:style style:name="gr12" style:family="graphic" style:parent-style-name="standard">
      <style:graphic-properties svg:stroke-color="#ff8000" draw:fill-color="#ff8000" draw:textarea-horizontal-align="justify" draw:textarea-vertical-align="middle" draw:auto-grow-height="false" fo:min-height="0.036cm" fo:min-width="1.2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ff8000" draw:fill-color="#ff8000" draw:textarea-horizontal-align="justify" draw:textarea-vertical-align="middle" draw:auto-grow-height="false" fo:min-height="0.369cm" fo:min-width="0.976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paragraph-properties fo:margin-left="0cm" fo:margin-right="0cm" fo:text-align="center" fo:text-indent="0cm"/>
      <style:text-properties fo:color="#ffffff" style:font-name="Liberation Sans" fo:font-size="12pt" fo:language="en" fo:country="US" fo:font-weight="bold" style:letter-kerning="true" style:font-size-asian="18pt" style:font-name-complex="FreeSans" style:font-size-complex="18pt"/>
    </style:style>
    <style:style style:name="P4" style:family="paragraph">
      <loext:graphic-properties draw:fill="solid" draw:fill-color="#ff8000"/>
      <style:paragraph-properties fo:margin-left="0cm" fo:margin-right="0cm" fo:text-align="center" fo:text-indent="0cm"/>
      <style:text-properties fo:color="#ffffff" style:font-name="Liberation Sans" fo:font-size="12pt" fo:language="en" fo:country="US" fo:font-weight="bold" style:letter-kerning="true" style:font-size-asian="18pt" style:font-name-complex="FreeSans" style:font-size-complex="18pt"/>
    </style:style>
    <style:style style:name="P5" style:family="paragraph">
      <style:paragraph-properties fo:margin-left="0cm" fo:margin-right="0cm" fo:text-align="start" fo:text-indent="0cm"/>
      <style:text-properties style:font-name="Liberation Sans" fo:font-size="12pt" fo:language="en" fo:country="US" style:letter-kerning="true" style:font-size-asian="18pt" style:font-name-complex="FreeSans" style:font-size-complex="18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style:font-name="Liberation Sans" fo:font-size="12pt" fo:language="en" fo:country="US" style:letter-kerning="true" style:font-size-asian="18pt" style:font-name-complex="FreeSans" style:font-size-complex="18pt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style:text-properties fo:font-size="11pt"/>
    </style:style>
    <style:style style:name="P9" style:family="paragraph">
      <loext:graphic-properties draw:fill="none" draw:fill-color="#ffffff"/>
      <style:text-properties fo:font-size="11pt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1.3cm" svg:x="4.1cm" svg:y="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1" draw:layer="layout" svg:width="1.6cm" svg:height="1.3cm" svg:x="9cm" svg:y="8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" draw:text-style-name="P1" draw:layer="layout" svg:width="6.9cm" svg:height="2.5cm" svg:x="1.9cm" svg:y="2.9cm">
          <text:p text:style-name="P2"><text:span text:style-name="T1">Location Intelligence Platfor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3cm" svg:height="2.3cm" svg:x="6.9cm" svg:y="5.902cm">
          <text:p text:style-name="P2"><text:span text:style-name="T1">Community Built Geospatial Datas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7.2cm" svg:height="2.2cm" svg:x="11.1cm" svg:y="8.7cm">
          <text:p text:style-name="P2"><text:span text:style-name="T1">Toolkits for Business related use c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4" draw:layer="layout" svg:width="5.9cm" svg:height="0.9cm" svg:x="13.5cm" svg:y="13.4cm">
            <text:p text:style-name="P3">Consulting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5.9cm" svg:height="2.3cm" svg:x="13.5cm" svg:y="14.3cm">
            <text:list text:style-name="L1">
              <text:list-item>
                <text:p text:style-name="P5">Real World use cases</text:p>
              </text:list-item>
              <text:list-item>
                <text:p text:style-name="P5">Value Chain Optimization</text:p>
              </text:list-item>
              <text:list-item>
                <text:p text:style-name="P5">Incubation / Acceleration</text:p>
              </text:list-item>
              <text:list-item>
                <text:p text:style-name="P5">R&amp;D Outsourcing 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5.9cm" svg:height="0.9cm" svg:x="7.6cm" svg:y="18.9cm">
            <text:p text:style-name="P3">Deep Tech solution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5.9cm" svg:height="2.3cm" svg:x="7.6cm" svg:y="19.8cm">
            <text:list text:style-name="L1">
              <text:list-item>
                <text:p text:style-name="P5">Content Driven Location Intelligence ecosystem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4" draw:layer="layout" svg:width="5.9cm" svg:height="0.9cm" svg:x="2.4cm" svg:y="25cm">
            <text:p text:style-name="P3">Geospatial Content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5.9cm" svg:height="2.3cm" svg:x="2.4cm" svg:y="25.9cm">
            <text:list text:style-name="L1">
              <text:list-item>
                <text:p text:style-name="P5">Community builts geospatial Datasets (OSM, ...)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" draw:text-style-name="P7" draw:layer="layout" svg:width="1.9cm" svg:height="1.3cm" draw:transform="rotate (-2.40488917632299) translate (12.663cm 17.323cm)">
          <text:p/>
          <draw:enhanced-geometry svg:viewBox="0 0 21600 21600" draw:text-areas="?f5 ?f1 ?f6 ?f2" draw:type="notched-right-arrow" draw:modifiers="16520.9889531825 5661.49116064566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9" draw:layer="layout" svg:width="3.309cm" svg:height="0.683cm" svg:x="11.991cm" svg:y="17.577cm">
          <draw:text-box>
            <text:p text:style-name="P8">Business Needs</text:p>
          </draw:text-box>
        </draw:frame>
        <draw:custom-shape draw:style-name="gr14" draw:text-style-name="P7" draw:layer="layout" svg:width="1.9cm" svg:height="1.3cm" draw:transform="rotate (-2.40488917632299) translate (7.381cm 23.323cm)">
          <text:p/>
          <draw:enhanced-geometry svg:viewBox="0 0 21600 21600" draw:text-areas="?f5 ?f1 ?f6 ?f2" draw:type="notched-right-arrow" draw:modifiers="16520.9889531825 5661.49116064566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9" draw:layer="layout" svg:width="3.097cm" svg:height="0.683cm" svg:x="6.6cm" svg:y="23.517cm">
          <draw:text-box>
            <text:p text:style-name="P8">Content Nee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5T12:23:04.835581247</meta:creation-date>
    <dc:date>2020-03-16T13:05:13.132994123</dc:date>
    <meta:editing-duration>PT13M18S</meta:editing-duration>
    <meta:editing-cycles>7</meta:editing-cycles>
    <meta:generator>LibreOffice/6.1.5.2$Linux_X86_64 LibreOffice_project/90f8dcf33c87b3705e78202e3df5142b201bd805</meta:generator>
    <meta:document-statistic meta:object-count="18"/>
  </office:meta>
</office:document-meta>
</file>